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060fbe"/>
    </style:style>
    <style:style style:name="P2" style:family="paragraph" style:parent-style-name="Standard">
      <style:text-properties officeooo:paragraph-rsid="000784af"/>
    </style:style>
    <style:style style:name="P3" style:family="paragraph" style:parent-style-name="Standard">
      <style:text-properties officeooo:paragraph-rsid="0008c36f"/>
    </style:style>
    <style:style style:name="P4" style:family="paragraph" style:parent-style-name="Standard">
      <style:text-properties officeooo:paragraph-rsid="00090695"/>
    </style:style>
    <style:style style:name="P5" style:family="paragraph" style:parent-style-name="Standard">
      <style:text-properties officeooo:paragraph-rsid="000afe13"/>
    </style:style>
    <style:style style:name="P6" style:family="paragraph" style:parent-style-name="Standard">
      <style:text-properties officeooo:paragraph-rsid="000c7a5a"/>
    </style:style>
    <style:style style:name="P7" style:family="paragraph" style:parent-style-name="Standard">
      <style:text-properties officeooo:paragraph-rsid="000e0f85"/>
    </style:style>
    <style:style style:name="P8" style:family="paragraph" style:parent-style-name="Standard">
      <style:text-properties officeooo:paragraph-rsid="000fb11c"/>
    </style:style>
    <style:style style:name="P9" style:family="paragraph" style:parent-style-name="Standard" style:list-style-name="L1">
      <style:text-properties officeooo:paragraph-rsid="000fb11c"/>
    </style:style>
    <style:style style:name="P10" style:family="paragraph" style:parent-style-name="Standard" style:list-style-name="L1">
      <style:text-properties officeooo:paragraph-rsid="00102255"/>
    </style:style>
    <style:style style:name="P11" style:family="paragraph" style:parent-style-name="Standard" style:list-style-name="L1">
      <style:text-properties officeooo:paragraph-rsid="0011ef99"/>
    </style:style>
    <style:style style:name="P12" style:family="paragraph" style:parent-style-name="Standard" style:list-style-name="L1">
      <style:text-properties officeooo:paragraph-rsid="00136839"/>
    </style:style>
    <style:style style:name="P13" style:family="paragraph" style:parent-style-name="Standard">
      <style:text-properties officeooo:paragraph-rsid="00136839"/>
    </style:style>
    <style:style style:name="P14" style:family="paragraph" style:parent-style-name="Standard">
      <style:text-properties officeooo:paragraph-rsid="0013971a"/>
    </style:style>
    <style:style style:name="P15" style:family="paragraph" style:parent-style-name="Standard">
      <style:text-properties officeooo:paragraph-rsid="00158aab"/>
    </style:style>
    <style:style style:name="T1" style:family="text">
      <style:text-properties officeooo:rsid="00060fbe"/>
    </style:style>
    <style:style style:name="T2" style:family="text">
      <style:text-properties officeooo:rsid="000784af"/>
    </style:style>
    <style:style style:name="T3" style:family="text">
      <style:text-properties officeooo:rsid="0008c36f"/>
    </style:style>
    <style:style style:name="T4" style:family="text">
      <style:text-properties officeooo:rsid="00090695"/>
    </style:style>
    <style:style style:name="T5" style:family="text">
      <style:text-properties officeooo:rsid="0009f179"/>
    </style:style>
    <style:style style:name="T6" style:family="text">
      <style:text-properties officeooo:rsid="000afe13"/>
    </style:style>
    <style:style style:name="T7" style:family="text">
      <style:text-properties officeooo:rsid="000c7a5a"/>
    </style:style>
    <style:style style:name="T8" style:family="text">
      <style:text-properties officeooo:rsid="000e0f85"/>
    </style:style>
    <style:style style:name="T9" style:family="text">
      <style:text-properties officeooo:rsid="000e6940"/>
    </style:style>
    <style:style style:name="T10" style:family="text">
      <style:text-properties officeooo:rsid="000fb11c"/>
    </style:style>
    <style:style style:name="T11" style:family="text">
      <style:text-properties officeooo:rsid="00102255"/>
    </style:style>
    <style:style style:name="T12" style:family="text">
      <style:text-properties officeooo:rsid="0011ef99"/>
    </style:style>
    <style:style style:name="T13" style:family="text">
      <style:text-properties officeooo:rsid="00136839"/>
    </style:style>
    <style:style style:name="T14" style:family="text">
      <style:text-properties officeooo:rsid="0013971a"/>
    </style:style>
    <style:style style:name="T15" style:family="text">
      <style:text-properties officeooo:rsid="00158aab"/>
    </style:style>
    <style:style style:name="T16" style:family="text">
      <style:text-properties officeooo:rsid="001650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irectory based distributed shared memory.</text:span></text:p>
      <text:p text:style-name="P2"><text:span text:style-name="T2">All memory globally adressable. </text:span></text:p>
      <text:p text:style-name="P3"><text:span text:style-name="T3">Two processes on a node multiplexed instead of SMP =&gt; higher frequency on bus =&gt; lower remote and local latencies.</text:span></text:p>
      <text:p text:style-name="P4"><text:span text:style-name="T4">Goal is to keep remote/local comm ratio low, </text:span><text:span text:style-name="T5">e.g. By </text:span><text:span text:style-name="T14">hardware supported </text:span><text:span text:style-name="T5">page migration.</text:span></text:p>
      <text:p text:style-name="P5"><text:span text:style-name="T6">Bristeled and hierarchial hypercube design. </text:span></text:p>
      <text:p text:style-name="P6"><text:span text:style-name="T7">Cache coherence: Non-blocking protocol. </text:span></text:p>
      <text:p text:style-name="P7"><text:span text:style-name="T8">More conservative deadlock avoidance mechanism.</text:span></text:p>
      <text:p text:style-name="P7"><text:span text:style-name="T8">Tracking sharers of blocks: Bit vector directory format with 16 or 64 bits, each bit representing a processor. For &gt; 128 CPUs, a coarse bit vector is used too, and may use that depending on where the other node is located. Divided into 8 octants, each with 64 nodes. If nodes are from the same octant, just the 64 bit vector is used. If not, a 3-bit octant ID is used as well.</text:span></text:p>
      <text:p text:style-name="P8"><text:span text:style-name="T10">Exclusive state is supported.</text:span></text:p>
      <text:p text:style-name="P7"><text:span text:style-name="T8"/></text:p>
      <text:list xml:id="list1080445362" text:style-name="L1">
        <text:list-item>
          <text:p text:style-name="P9"><text:span text:style-name="T10">Processor requests block.</text:span></text:p>
        </text:list-item>
        <text:list-item>
          <text:p text:style-name="P9"><text:span text:style-name="T10">Request goes through to the node having the block in local memory.</text:span></text:p>
        </text:list-item>
        <text:list-item>
          <text:p text:style-name="P9"><text:span text:style-name="T10">Recipient looks up the block in local memory.</text:span></text:p>
        </text:list-item>
        <text:list-item>
          <text:p text:style-name="P9"><text:span text:style-name="T10">Directory state for the block can be either Unowned, Exclusive, Shared or Busy. </text:span></text:p>
          <text:list>
            <text:list-item>
              <text:p text:style-name="P9"><text:span text:style-name="T10">If unowned or exclusive, issue an exclusive reply to the requestor, and set requestor as owner and mark it as exclusive in the directory. </text:span></text:p>
            </text:list-item>
            <text:list-item>
              <text:p text:style-name="P9"><text:span text:style-name="T10">If shared, issue a shared reply to requestor, and mark that requestor in the bit vector to indicate that it has a copy of it.</text:span></text:p>
            </text:list-item>
            <text:list-item>
              <text:p text:style-name="P9"><text:span text:style-name="T10">If exclusive with another owner, set to busy-shared, send out intervention shared request to exclusive owner to notify it of the change.</text:span></text:p>
            </text:list-item>
            <text:list-item>
              <text:p text:style-name="P9"><text:span text:style-name="T10">If busy, send a NAK to the requestor. Requestor must then re-request it.</text:span></text:p>
            </text:list-item>
          </text:list>
        </text:list-item>
        <text:list-item>
          <text:p text:style-name="P9"><text:span text:style-name="T10">Foo</text:span></text:p>
          <text:list>
            <text:list-item>
              <text:p text:style-name="P9"><text:span text:style-name="T10">From 4a,b: Receives shared or exclusive request, fills in appropriate cache (exclusive or shared).</text:span></text:p>
            </text:list-item>
            <text:list-item>
              <text:p text:style-name="P9"><text:span text:style-name="T11">From 4c: </text:span><text:span text:style-name="T10">Intervention shared received by owner of block. If the owner has a dirty page (not yet written back), </text:span><text:span text:style-name="T11">shared reply to requestor and writeback to directory (local memory of block holder). If clean and exclusive, or invalid block, just send a shared ack as well as </text:span><text:span text:style-name="T12">shared transfer with </text:span><text:span text:style-name="T11">no data back to directory.</text:span></text:p>
            </text:list-item>
          </text:list>
        </text:list-item>
        <text:list-item>
          <text:p text:style-name="P10"><text:span text:style-name="T11">Foo</text:span></text:p>
          <text:list>
            <text:list-item>
              <text:p text:style-name="P11"><text:span text:style-name="T12">Directory gets shared writeback or shared transfer, updates local memory and switches block to shared state.</text:span></text:p>
            </text:list-item>
            <text:list-item>
              <text:p text:style-name="P12"><text:span text:style-name="T13">If speculative reply and shared response, or ack is received, fill SHD cache with data from shared response or speculative reply.</text:span></text:p>
            </text:list-item>
          </text:list>
        </text:list-item>
      </text:list>
      <text:p text:style-name="P13"><text:span text:style-name="T13"/></text:p>
      <text:p text:style-name="P14"><text:span text:style-name="T14">Fetch-and-op:</text:span></text:p>
      <text:p text:style-name="P14"><text:span text:style-name="T14"/></text:p>
      <text:p text:style-name="P15"><text:span text:style-name="T15">Directory poisoning: </text:span><text:span text:style-name="T16">Poisoned reads ensure that the block is written back to memory, and that the directory is marked as poisoned (set in the POISON state). Processors attempting to access this directory will get an err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5-28T10:45:27</meta:creation-date>
    <meta:generator>OpenOffice.org/3.2$Linux OpenOffice.org_project/320m19$Build-9505</meta:generator>
    <dc:date>2011-01-10T12:41:01</dc:date>
    <dc:creator>hallgeir </dc:creator>
    <meta:editing-duration>PT02H19M35S</meta:editing-duration>
    <meta:editing-cycles>13</meta:editing-cycles>
    <meta:document-statistic meta:table-count="0" meta:image-count="0" meta:object-count="0" meta:page-count="1" meta:paragraph-count="25" meta:word-count="414" meta:character-count="2422"/>
  </office:meta>
</office:document-meta>
</file>